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9.403cm" fo:margin-left="-0.199cm" fo:margin-top="0cm" fo:margin-bottom="0cm" table:align="left" style:writing-mode="lr-tb"/>
    </style:style>
    <style:style style:name="Table1.A" style:family="table-column">
      <style:table-column-properties style:column-width="2.32cm"/>
    </style:style>
    <style:style style:name="Table1.B" style:family="table-column">
      <style:table-column-properties style:column-width="2.321cm"/>
    </style:style>
    <style:style style:name="Table1.D" style:family="table-column">
      <style:table-column-properties style:column-width="2.44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-left="0.5pt solid #00000a" fo:border-right="3pt solid #00000a" fo:border-top="0.5pt solid #00000a" fo:border-bottom="0.5pt solid #00000a"/>
    </style:style>
    <style:style style:name="Table1.B1" style:family="table-cell">
      <style:table-cell-properties fo:padding-left="0.199cm" fo:padding-right="0.191cm" fo:padding-top="0cm" fo:padding-bottom="0cm" fo:border-left="3pt solid #00000a" fo:border-right="3pt solid #00000a" fo:border-top="0.5pt solid #00000a" fo:border-bottom="0.5pt solid #00000a"/>
    </style:style>
    <style:style style:name="Table2" style:family="table">
      <style:table-properties style:width="16.242cm" fo:margin-left="-0.199cm" fo:margin-top="0cm" fo:margin-bottom="0cm" table:align="left" style:writing-mode="lr-tb"/>
    </style:style>
    <style:style style:name="Table2.A" style:family="table-column">
      <style:table-column-properties style:column-width="3.099cm"/>
    </style:style>
    <style:style style:name="Table2.B" style:family="table-column">
      <style:table-column-properties style:column-width="3.069cm"/>
    </style:style>
    <style:style style:name="Table2.C" style:family="table-column">
      <style:table-column-properties style:column-width="3.54cm"/>
    </style:style>
    <style:style style:name="Table2.D" style:family="table-column">
      <style:table-column-properties style:column-width="3.401cm"/>
    </style:style>
    <style:style style:name="Table2.E" style:family="table-column">
      <style:table-column-properties style:column-width="3.13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16.242cm" fo:margin-left="-0.199cm" fo:margin-top="0cm" fo:margin-bottom="0cm" table:align="left" style:writing-mode="lr-tb"/>
    </style:style>
    <style:style style:name="Table3.A" style:family="table-column">
      <style:table-column-properties style:column-width="3.099cm"/>
    </style:style>
    <style:style style:name="Table3.B" style:family="table-column">
      <style:table-column-properties style:column-width="3.069cm"/>
    </style:style>
    <style:style style:name="Table3.C" style:family="table-column">
      <style:table-column-properties style:column-width="3.54cm"/>
    </style:style>
    <style:style style:name="Table3.D" style:family="table-column">
      <style:table-column-properties style:column-width="3.401cm"/>
    </style:style>
    <style:style style:name="Table3.E" style:family="table-column">
      <style:table-column-properties style:column-width="3.133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Standard">
      <style:paragraph-properties>
        <style:tab-stops>
          <style:tab-stop style:position="13.194cm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13.194cm"/>
        </style:tab-stops>
      </style:paragraph-properties>
      <style:text-properties officeooo:paragraph-rsid="0017dd1e"/>
    </style:style>
    <style:style style:name="P3" style:family="paragraph" style:parent-style-name="Standard">
      <style:paragraph-properties>
        <style:tab-stops>
          <style:tab-stop style:position="13.194cm"/>
        </style:tab-stops>
      </style:paragraph-properties>
      <style:text-properties officeooo:paragraph-rsid="0018bc49"/>
    </style:style>
    <style:style style:name="P4" style:family="paragraph" style:parent-style-name="Standard">
      <style:paragraph-properties>
        <style:tab-stops>
          <style:tab-stop style:position="13.194cm"/>
        </style:tab-stops>
      </style:paragraph-properties>
      <style:text-properties officeooo:paragraph-rsid="001af113"/>
    </style:style>
    <style:style style:name="P5" style:family="paragraph" style:parent-style-name="Standard">
      <style:paragraph-properties>
        <style:tab-stops>
          <style:tab-stop style:position="13.194cm"/>
        </style:tab-stops>
      </style:paragraph-properties>
      <style:text-properties officeooo:rsid="0018bc49" officeooo:paragraph-rsid="0018bc49"/>
    </style:style>
    <style:style style:name="P6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7" style:family="paragraph" style:parent-style-name="Standard">
      <style:paragraph-properties fo:text-align="end" style:justify-single-word="false"/>
      <style:text-properties fo:font-style="normal" officeooo:rsid="0019b61b" officeooo:paragraph-rsid="0019b61b" style:font-style-asian="normal" style:font-style-complex="normal"/>
    </style:style>
    <style:style style:name="P8" style:family="paragraph" style:parent-style-name="Standard">
      <style:paragraph-properties>
        <style:tab-stops>
          <style:tab-stop style:position="13.194cm"/>
        </style:tab-stops>
      </style:paragraph-properties>
      <style:text-properties officeooo:rsid="0017dd1e" officeooo:paragraph-rsid="0017dd1e"/>
    </style:style>
    <style:style style:name="P9" style:family="paragraph" style:parent-style-name="Standard">
      <style:paragraph-properties>
        <style:tab-stops>
          <style:tab-stop style:position="13.194cm"/>
        </style:tab-stops>
      </style:paragraph-properties>
      <style:text-properties officeooo:rsid="0017dd1e" officeooo:paragraph-rsid="0018bc49"/>
    </style:style>
    <style:style style:name="P10" style:family="paragraph" style:parent-style-name="Standard">
      <style:text-properties officeooo:paragraph-rsid="001af113"/>
    </style:style>
    <style:style style:name="P11" style:family="paragraph" style:parent-style-name="Standard">
      <style:paragraph-properties>
        <style:tab-stops>
          <style:tab-stop style:position="13.194cm"/>
        </style:tab-stops>
      </style:paragraph-properties>
      <style:text-properties officeooo:rsid="001af113" officeooo:paragraph-rsid="001af113"/>
    </style:style>
    <style:style style:name="P12" style:family="paragraph" style:parent-style-name="Standard">
      <style:paragraph-properties fo:margin-top="0cm" fo:margin-bottom="0cm" style:contextual-spacing="false"/>
    </style:style>
    <style:style style:name="P13" style:family="paragraph" style:parent-style-name="Standard">
      <style:paragraph-properties fo:margin-top="0cm" fo:margin-bottom="0cm" style:contextual-spacing="false">
        <style:tab-stops>
          <style:tab-stop style:position="13.194cm"/>
        </style:tab-stops>
      </style:paragraph-properties>
    </style:style>
    <style:style style:name="P14" style:family="paragraph" style:parent-style-name="Standard">
      <style:paragraph-properties fo:margin-top="0cm" fo:margin-bottom="0cm" style:contextual-spacing="false">
        <style:tab-stops>
          <style:tab-stop style:position="13.194cm"/>
        </style:tab-stops>
      </style:paragraph-properties>
      <style:text-properties officeooo:paragraph-rsid="001af113"/>
    </style:style>
    <style:style style:name="P15" style:family="paragraph" style:parent-style-name="Standard">
      <style:paragraph-properties fo:margin-top="0cm" fo:margin-bottom="0cm" style:contextual-spacing="false">
        <style:tab-stops>
          <style:tab-stop style:position="13.194cm"/>
        </style:tab-stops>
      </style:paragraph-properties>
      <style:text-properties officeooo:rsid="001b10fb" officeooo:paragraph-rsid="001b10fb"/>
    </style:style>
    <style:style style:name="P16" style:family="paragraph" style:parent-style-name="Standard" style:master-page-name="Standard">
      <style:paragraph-properties style:page-number="auto"/>
      <style:text-properties fo:font-style="normal" style:font-style-asian="normal" style:font-style-complex="normal"/>
    </style:style>
    <style:style style:name="P17" style:family="paragraph" style:parent-style-name="Standard">
      <style:paragraph-properties fo:margin-top="0cm" fo:margin-bottom="0cm" style:contextual-spacing="false">
        <style:tab-stops>
          <style:tab-stop style:position="13.194cm"/>
        </style:tab-stops>
      </style:paragraph-properties>
      <style:text-properties officeooo:rsid="001af113" officeooo:paragraph-rsid="001af113"/>
    </style:style>
    <style:style style:name="P18" style:family="paragraph" style:parent-style-name="Standard">
      <style:paragraph-properties>
        <style:tab-stops>
          <style:tab-stop style:position="13.194cm"/>
        </style:tab-stops>
      </style:paragraph-properties>
      <style:text-properties officeooo:paragraph-rsid="001dbd5a"/>
    </style:style>
    <style:style style:name="T1" style:family="text">
      <style:text-properties officeooo:rsid="0014ff10"/>
    </style:style>
    <style:style style:name="T2" style:family="text">
      <style:text-properties officeooo:rsid="0017dd1e"/>
    </style:style>
    <style:style style:name="T3" style:family="text">
      <style:text-properties officeooo:rsid="0018bc49"/>
    </style:style>
    <style:style style:name="T4" style:family="text">
      <style:text-properties officeooo:rsid="001af1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ff10" style:font-weight-asian="bold" style:font-weight-complex="bold"/>
    </style:style>
    <style:style style:name="T7" style:family="text">
      <style:text-properties fo:font-weight="bold" officeooo:rsid="0017dd1e" style:font-weight-asian="bold" style:font-weight-complex="bold"/>
    </style:style>
    <style:style style:name="T8" style:family="text">
      <style:text-properties fo:font-weight="bold" officeooo:rsid="0018bc49" style:font-weight-asian="bold" style:font-weight-complex="bold"/>
    </style:style>
    <style:style style:name="T9" style:family="text">
      <style:text-properties fo:font-weight="bold" officeooo:rsid="001dbd5a" style:font-weight-asian="bold" style:font-weight-complex="bold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7">23.05.16</text:p>
      <text:p text:style-name="P6">Entwicklungsmodell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2"/>
          </table:table-cell>
          <table:table-cell table:style-name="Table1.B1" office:value-type="string">
            <text:p text:style-name="P12"/>
          </table:table-cell>
          <table:table-cell table:style-name="Table1.B1" office:value-type="string">
            <text:p text:style-name="P12"/>
          </table:table-cell>
          <table:table-cell table:style-name="Table1.B1" office:value-type="string">
            <text:p text:style-name="P12"/>
          </table:table-cell>
          <table:table-cell table:style-name="Table1.B1" office:value-type="string">
            <text:p text:style-name="P12"/>
          </table:table-cell>
        </table:table-row>
      </table:table>
      <text:p text:style-name="P1"><text:tab/><draw:frame draw:style-name="fr1" draw:name="Frame2" text:anchor-type="char" svg:x="8.666cm" svg:y="0.012cm" svg:width="1.129cm" svg:height="0.635cm" draw:z-index="1"><draw:text-box><text:p text:style-name="Frame_20_contents">M4</text:p></draw:text-box></draw:frame><draw:frame draw:style-name="fr1" draw:name="Frame3" text:anchor-type="char" svg:x="3.921cm" svg:y="-0.007cm" svg:width="1.129cm" svg:height="0.617cm" draw:z-index="2"><draw:text-box><text:p text:style-name="Frame_20_contents">M2</text:p></draw:text-box></draw:frame><draw:frame draw:style-name="fr1" draw:name="Frame4" text:anchor-type="char" svg:x="6.144cm" svg:y="-0.007cm" svg:width="1.129cm" svg:height="0.635cm" draw:z-index="3"><draw:text-box><text:p text:style-name="Frame_20_contents">M3</text:p></draw:text-box></draw:frame><draw:frame draw:style-name="fr1" draw:name="Frame5" text:anchor-type="char" svg:x="1.646cm" svg:y="0.011cm" svg:width="1.129cm" svg:height="0.617cm" draw:z-index="4"><draw:text-box><text:p text:style-name="Frame_20_contents">M1</text:p></draw:text-box></draw:frame></text:p>
      <text:p text:style-name="P11">27.05.(Freitagabend) M1 <draw:frame draw:style-name="fr1" draw:name="Frame1" text:anchor-type="char" svg:x="8.666cm" svg:y="-0.245cm" svg:width="3.764cm" svg:height="0.706cm" draw:z-index="0"><draw:text-box><text:p text:style-name="Frame_20_contents"><text:span text:style-name="T4">=</text:span> <text:span text:style-name="T4">Projektende</text:span></text:p></draw:text-box></draw:frame><text:line-break/>03.06. M2<text:line-break/>10.06. M3<text:line-break/>17.06. M4</text:p>
      <text:p text:style-name="P1"/>
      <text:p text:style-name="P1">Zwischen 2 senkrechten Strichen ist eine Iteration (=5 Tage)<text:tab/></text:p>
      <text:p text:style-name="P1">Meilensteine (M1-M5). Diese definieren wann Artefakte begonnen werden, bzw. beendet werden sollen.</text:p>
      <text:p text:style-name="P1">1 Iteration = 1 Woche<text:line-break/></text:p>
      <text:p text:style-name="P2">Anfang der Iteration<text:line-break/><text:span text:style-name="T1">Montags (1.Tag der Iteration) Planning &amp; Retrospektive:</text:span><text:line-break/><text:line-break/><text:span text:style-name="T5">a) </text:span><text:span text:style-name="T6">Einen Teil der Epics oder User Stories auswählen.<text:line-break/></text:span><text:span text:style-name="T1">Suche high business value &amp; high risk Anforderungen zu erst aus. Aufspalten dieser User Stories/Epics in Aufgaben -&gt; Eine Aufgabe sollte zwischen 2h und einem Tag dauern. Diese neuen Aufgaben werden ins Kanbanboard im Backlog aufgenommen.<text:line-break/>Anwesend dazu sollen sein:<text:line-break/>- Kundenbetreuer und Requirementteamleiter (Vglb. Product Owner)<text:line-break/>- Alle Teamleiter<text:line-break/>- Projektmanagement (Vglb. Scrum Master)</text:span><text:line-break/><text:line-break/><text:span text:style-name="T5">b) </text:span><text:span text:style-name="T7">Sprint Review<text:line-break/></text:span><text:span text:style-name="T2">Ab jetzt ist das gesamte Team anwesend.<text:line-break/>Themen sind: War der letzte Sprint erfolgreich? Haben wir uns korrekt eingeschätzt? Sollten wir diesen Sprint mehr / weniger Aufgaben bearbeiten.</text:span></text:p>
      <text:p text:style-name="P8"><text:span text:style-name="T5">c) Entwicklungsprozess Review<text:line-break/></text:span>Was funktioniert gut/ weniger gut im Entwicklungsprozess? Gibt es Verbesserungsvorschläge?</text:p>
      <text:p text:style-name="P9"><text:span text:style-name="T5">d) Risiko Management<text:line-break/></text:span>Aufzeigen der Ausgearbeiteten Risiko-Matrix. Besprechen, ob Anpassungen nötig sind und ob aktuelle Aufgaben davon abgeleitet werden sollen.</text:p>
      <text:p text:style-name="P18"><text:span text:style-name="T8">e)</text:span><text:span text:style-name="T5"> Priorisierung und Bewertung von </text:span><text:span text:style-name="T8">Aufgaben</text:span><text:span text:style-name="T5"> mit Punkten.<text:line-break/></text:span><text:span text:style-name="T3">Dazu wird eine Aufgabe als Refernz genutzt und die anderen werden dieser </text:span><text:soft-page-break/><text:span text:style-name="T3">gegenüber im Aufwand bewertet mit den Punkten 1, 3, 5, 8 , unendlich. Dabei ist 8 die maximale Größe von einem Tag und 1 entspricht der minimalen Größe mit circa 1 h. </text:span></text:p>
      <text:p text:style-name="P3"><text:span text:style-name="T8">f)</text:span><text:span text:style-name="T5"> Zuteilung der Tasks auf den aktuellen Sprin</text:span><text:span text:style-name="T9">t</text:span><text:line-break/><text:span text:style-name="T3">Das Team wählt Aufgaben und plant sie für den aktuellen Sprint. Dazu werden Aufgaben vom „Backlog“ im Kanbanboard auf „Zur Entwicklung ausgewählt“ verschoben.</text:span></text:p>
      <text:p text:style-name="P5">e) In den einzelnen Teams werden dann im Laufe der Iteration Unteraufgaben erstellt und die Aufgaben so feingranularer aufgeteilt.</text:p>
      <text:p text:style-name="P1"><text:span text:style-name="T3">Anmerkung: </text:span>Während einer Iteration dürfen keine Tasks hinzugefügt werden, außer es sind die vorhandenen bereits abgearbeitet.</text:p>
      <text:p text:style-name="P1"/>
      <text:p text:style-name="P1">Ende der Iteration <text:span text:style-name="T3">(Freitags)</text:span>:<text:line-break/>Prototyp-&gt; Kunden Feedback einholen<text:line-break/></text:p>
      <text:p text:style-name="P5">Dokumentenstatus abhängig von den Mileston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13">Source Code</text:p>
          </table:table-cell>
          <table:table-cell table:style-name="Table2.A1" office:value-type="string">
            <text:p text:style-name="P13">Architekturdoku</text:p>
          </table:table-cell>
          <table:table-cell table:style-name="Table2.A1" office:value-type="string">
            <text:p text:style-name="P13">Installationsanleitung</text:p>
          </table:table-cell>
          <table:table-cell table:style-name="Table2.A1" office:value-type="string">
            <text:p text:style-name="P13">Testreports</text:p>
          </table:table-cell>
        </table:table-row>
        <table:table-row table:style-name="Table2.1">
          <table:table-cell table:style-name="Table2.A1" office:value-type="string">
            <text:p text:style-name="P13">gestartet</text:p>
          </table:table-cell>
          <table:table-cell table:style-name="Table2.A1" office:value-type="string">
            <text:p text:style-name="P13">M1</text:p>
          </table:table-cell>
          <table:table-cell table:style-name="Table2.A1" office:value-type="string">
            <text:p text:style-name="P13">M1</text:p>
          </table:table-cell>
          <table:table-cell table:style-name="Table2.A1" office:value-type="string">
            <text:p text:style-name="P13">M2</text:p>
          </table:table-cell>
          <table:table-cell table:style-name="Table2.A1" office:value-type="string">
            <text:p text:style-name="P13">M1<text:bookmark text:name="_GoBack"/></text:p>
          </table:table-cell>
        </table:table-row>
        <table:table-row table:style-name="Table2.1">
          <table:table-cell table:style-name="Table2.A1" office:value-type="string">
            <text:p text:style-name="P13">95% || fertig</text:p>
          </table:table-cell>
          <table:table-cell table:style-name="Table2.A1" office:value-type="string">
            <text:p text:style-name="P13">M<text:span text:style-name="T4">3</text:span></text:p>
          </table:table-cell>
          <table:table-cell table:style-name="Table2.A1" office:value-type="string">
            <text:p text:style-name="P13">M<text:span text:style-name="T4">3</text:span></text:p>
          </table:table-cell>
          <table:table-cell table:style-name="Table2.A1" office:value-type="string">
            <text:p text:style-name="P13">M<text:span text:style-name="T4">4</text:span></text:p>
          </table:table-cell>
          <table:table-cell table:style-name="Table2.A1" office:value-type="string">
            <text:p text:style-name="P13">M<text:span text:style-name="T4">4</text:span></text:p>
          </table:table-cell>
        </table:table-row>
      </table:table>
      <text:p text:style-name="P1"/>
      <text:p text:style-name="P1"/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7">Anforderungsdokument</text:p>
          </table:table-cell>
          <table:table-cell table:style-name="Table3.A1" office:value-type="string">
            <text:p text:style-name="P15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4">gestartet</text:p>
          </table:table-cell>
          <table:table-cell table:style-name="Table3.A1" office:value-type="string">
            <text:p text:style-name="P14">M1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<text:bookmark text:name="_GoBack1"/></text:p>
          </table:table-cell>
        </table:table-row>
        <table:table-row table:style-name="Table3.1">
          <table:table-cell table:style-name="Table3.A1" office:value-type="string">
            <text:p text:style-name="P14">95% || fertig</text:p>
          </table:table-cell>
          <table:table-cell table:style-name="Table3.A1" office:value-type="string">
            <text:p text:style-name="P14">M<text:span text:style-name="T4">4</text:span>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roid Sans Fallback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de" fo:country="DE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u</meta:initial-creator>
    <meta:editing-cycles>23</meta:editing-cycles>
    <meta:creation-date>2016-05-12T09:53:00</meta:creation-date>
    <dc:date>2016-05-24T14:31:31.102291121</dc:date>
    <meta:editing-duration>PT2H17M24S</meta:editing-duration>
    <meta:generator>LibreOffice/4.2.8.2$Linux_X86_64 LibreOffice_project/420m0$Build-2</meta:generator>
    <meta:document-statistic meta:table-count="3" meta:image-count="0" meta:object-count="0" meta:page-count="2" meta:paragraph-count="40" meta:word-count="335" meta:character-count="2300" meta:non-whitespace-character-count="19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